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3" style:family="paragraph" style:parent-style-name="Standard" style:master-page-name="Standard">
      <style:paragraph-properties fo:margin-left="0in" fo:margin-right="0in" fo:margin-top="0.0799in" fo:margin-bottom="0.0799in" style:contextual-spacing="false" fo:line-height="120%" fo:text-align="start" style:justify-single-word="false" fo:orphans="2" fo:widows="2" fo:text-indent="0in" style:auto-text-indent="false" style:page-number="auto" style:writing-mode="lr-tb"/>
    </style:style>
    <style:style style:name="P4"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5"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6" style:family="paragraph" style:parent-style-name="Standard">
      <style:paragraph-properties fo:margin-left="1.5in" fo:margin-right="0.5in" fo:margin-top="0.0835in" fo:margin-bottom="0.0835in" style:contextual-spacing="false" fo:line-height="150%" fo:text-align="start" style:justify-single-word="false" fo:text-indent="-1.5in" style:auto-text-indent="false" style:writing-mode="lr-tb"/>
    </style:style>
    <style:style style:name="P7" style:family="paragraph" style:parent-style-name="Standard">
      <style:paragraph-properties fo:margin-left="0.5in" fo:margin-right="0in" fo:margin-top="0.0799in" fo:margin-bottom="0.0799in" style:contextual-spacing="false" fo:line-height="120%" fo:text-align="start" style:justify-single-word="false" fo:text-indent="-0.5in" style:auto-text-indent="false" style:writing-mode="lr-tb"/>
    </style:style>
    <style:style style:name="P8" style:family="paragraph" style:parent-style-name="Standard">
      <style:paragraph-properties fo:margin-left="1in" fo:margin-right="0in" fo:margin-top="0.0799in" fo:margin-bottom="0.0799in" style:contextual-spacing="false" fo:line-height="120%" fo:text-align="start" style:justify-single-word="false" fo:text-indent="-0.5in" style:auto-text-indent="false" style:writing-mode="lr-tb"/>
    </style:style>
    <style:style style:name="P9" style:family="paragraph" style:parent-style-name="Standard">
      <style:paragraph-properties fo:margin-left="1.5in" fo:margin-right="0in" fo:margin-top="0.0799in" fo:margin-bottom="0.0799in" style:contextual-spacing="false" fo:line-height="120%" fo:text-align="start" style:justify-single-word="false" fo:text-indent="-0.5in" style:auto-text-indent="false" style:writing-mode="lr-tb"/>
    </style:style>
    <style:style style:name="P10" style:family="paragraph" style:parent-style-name="Standard">
      <style:paragraph-properties fo:margin-left="2in" fo:margin-right="0in" fo:margin-top="0.0799in" fo:margin-bottom="0.0799in" style:contextual-spacing="false" fo:line-height="120%" fo:text-align="start" style:justify-single-word="false" fo:text-indent="-0.5in" style:auto-text-indent="false" style:writing-mode="lr-tb"/>
    </style:style>
    <style:style style:name="P11" style:family="paragraph" style:parent-style-name="Standard">
      <style:paragraph-properties fo:margin-top="0.0799in" fo:margin-bottom="0.0799in" style:contextual-spacing="false" fo:line-height="120%" fo:text-align="start" style:justify-single-word="false" style:writing-mode="lr-tb"/>
    </style:style>
    <style:style style:name="P12"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3"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4"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tab-stops/>
      </style:paragraph-properties>
    </style:style>
    <style:style style:name="P15"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P16" style:family="paragraph" style:parent-style-name="Standard">
      <style:paragraph-properties fo:margin-left="0in" fo:margin-right="0.5in" fo:margin-top="0.1693in" fo:margin-bottom="0.1693in" style:contextual-spacing="false" fo:line-height="150%" fo:text-align="start" style:justify-single-word="false" fo:text-indent="0in" style:auto-text-indent="false" style:writing-mode="lr-tb"/>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a" loext:opacity="100%" fo:font-size="10pt" fo:language="en" fo:country="US" style:font-size-asian="10pt"/>
    </style:style>
    <style:style style:name="T4" style:family="text">
      <style:text-properties fo:color="#00000a" loext:opacity="100%" style:font-name="Times New Roman" fo:font-size="10pt" fo:language="en" fo:country="US" style:font-size-asian="10pt"/>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tandard Form Certificate</text:span></text:p>
      <text:p text:style-name="P2">Apart from the purpose, governing law, any forum for disputes, and any specific term that I have filled in below, I certify that the following proposed terms are exactly the same as <text:span text:style-name="T1">The Waypoint NDA 2.0.0‑pre.5 </text:span>published at <text:bookmark-start text:name="__DdeLink__410_786917921"/>https://waypointnda.com<text:bookmark-end text:name="__DdeLink__410_786917921"/>.</text:p>
      <text:p text:style-name="P4">Signature:<text:tab/>________________________________________</text:p>
      <text:p text:style-name="P4">Name:<text:tab/>________________________________________</text:p>
      <text:p text:style-name="P4">Date:<text:tab/>________________________________________</text:p>
      <text:p text:style-name="P4">E-Mail:<text:tab/>________________________________________</text:p>
      <text:p text:style-name="P5"><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5"><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5"><text:span text:style-name="T1">Forum for Disputes</text:span>:<text:tab/>________________________________________<text:line-break/>________________________________________<text:line-break/>[Optional. Name the city, district, or country where any disputes about the agreement will happen.]</text:p>
      <text:p text:style-name="P5"><text:span text:style-name="T1">Term</text:span>:<text:tab/>________________________________________<text:line-break/>[Optional. State how long the agreement will cover new confidential information disclosed.]</text:p>
      <text:p text:style-name="P6"><text:span text:style-name="T1">The Waypoint Nondisclosure Agreement 2.0.0‑pre.5</text:span></text:p>
      <text:p text:style-name="P7">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7">2.<text:tab/><text:span text:style-name="T1">Purpose</text:span>. The parties anticipate disclosure of Confidential Information for the purpose on the accompanying standard form certificate (the “<text:span text:style-name="T1">Purpose</text:span>”).</text:p>
      <text:p text:style-name="P7">3.<text:tab/><text:span text:style-name="T1">Confidential Information</text:span>.</text:p>
      <text:p text:style-name="P8">(a)<text:tab/><text:span text:style-name="T1">Categories of Confidential Information</text:span>. Subject to <text:span text:style-name="T2">Section 3(b)</text:span> (Exclusions from Confidential Information), “<text:span text:style-name="T1">Confidential Information</text:span>” means:</text:p>
      <text:p text:style-name="P9">(i)<text:tab/>information disclosed by Disclosing Party during the term of this agreement that is related to the business of Disclosing Party;</text:p>
      <text:p text:style-name="P9">(ii)<text:tab/>the fact that the parties are pursuing the Purpose;</text:p>
      <text:p text:style-name="P9">(iii)<text:tab/>the terms of this agreement;</text:p>
      <text:p text:style-name="P9">(iv)<text:tab/>the fact that the parties have entered into this agreement; and</text:p>
      <text:p text:style-name="P9">(v)<text:tab/>other information derived from these kinds of information.</text:p>
      <text:p text:style-name="P8"><text:soft-page-break/>(b)<text:tab/><text:span text:style-name="T1">Exclusions from Confidential Information</text:span>.</text:p>
      <text:p text:style-name="P9">(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9">(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9">(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7">4.<text:tab/><text:span text:style-name="T1">Confidentiality Obligations</text:span>.</text:p>
      <text:p text:style-name="P8">(a)<text:tab/><text:span text:style-name="T1">Nondisclosure</text:span>. Except as described in <text:span text:style-name="T2">Section 4(b)</text:span> (Permitted Disclosure) or as required by law, Receiving Party shall not disclose Confidential Information to anyone.</text:p>
      <text:p text:style-name="P8">(b)<text:tab/><text:span text:style-name="T1">Permitted Disclosure</text:span>. Receiving Party may disclose Confidential Information to the following personnel:</text:p>
      <text:p text:style-name="P9">(i)<text:tab/>if Receiving Party is a legal entity, employees, independent contractors, officers, directors, and agents of Receiving Party (“<text:span text:style-name="T1">Personnel</text:span>”) who:</text:p>
      <text:p text:style-name="P10">(A)<text:tab/>have a need to know the Confidential Information to advance the Purpose; and</text:p>
      <text:p text:style-name="P10">(B)<text:tab/>have entered written confidentiality agreements with Receiving Party that impose confidentiality obligations affording as much or more protection as those of this agreement that apply to the Confidential Information; and</text:p>
      <text:p text:style-name="P9">(ii)<text:tab/>legal and financial advisers providing services to Receiving Party under confidentiality obligations imposed by law or professional rules (“<text:span text:style-name="T1">Advisers</text:span>”).</text:p>
      <text:p text:style-name="P8">(c)<text:tab/><text:span text:style-name="T1">Limited Use</text:span>. Receiving Party shall use Confidential Information only to advance the Purpose.</text:p>
      <text:p text:style-name="P8">(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8">(e)<text:tab/><text:span text:style-name="T1">Preserve Proprietary Notices</text:span>. Receiving Party shall not remove any proprietary notices attached to materials embodying Confidential Information.</text:p>
      <text:p text:style-name="P8">(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8">(g)<text:tab/><text:span text:style-name="T1">No Reverse Engineering</text:span>. Receiving Party shall not reverse engineer any material embodying Confidential Information.</text:p>
      <text:p text:style-name="P8">(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9">(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9">(ii)<text:tab/><text:span text:style-name="T1">Reimburse Expenses of Cooperation</text:span>. Disclosing Party shall reimburse Receiving Party's reasonable out-of-pocket expenses of cooperating in any proceeding described in <text:span text:style-name="T2">Section 4(h)(i)</text:span> (Give Notice of Required Disclosure).</text:p>
      <text:p text:style-name="P8">(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8">(j)<text:tab/><text:span text:style-name="T1">Return and Destruction</text:span>. Subject to <text:span text:style-name="T2">Section 4(k)</text:span> (Records Policy), when this agreement terminates, Receiving Party shall promptly:</text:p>
      <text:p text:style-name="P9"><text:soft-page-break/>(i)<text:tab/>return all materials embodying Confidential Information that Disclosing Party provided with request to return; and</text:p>
      <text:p text:style-name="P9">(ii)<text:tab/>destroy all parts of other materials that embody Confidential Information.</text:p>
      <text:p text:style-name="P8">(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8">(l)<text:tab/><text:span text:style-name="T1">Comply with Export Controls</text:span>. Both parties shall comply with export and reexport laws with respect to Confidential Information.</text:p>
      <text:p text:style-name="P8">(m)<text:tab/><text:span text:style-name="T1">Compliance and Oversight</text:span>.</text:p>
      <text:p text:style-name="P9">(i)<text:tab/>Receiving Party shall ensure that its Advisers abide by the confidentiality obligations of Receiving Party under this agreement.</text:p>
      <text:p text:style-name="P9">(ii)<text:tab/>If Receiving Party is a legal entity, Receiving Party shall also ensure that its Personnel abide by the confidentiality obligations of Receiving Party under this agreement.</text:p>
      <text:p text:style-name="P9">(iii)<text:tab/>If Receiving Party is a legal entity, Receiving Party shall provide Disclosing Party copies of confidentiality agreements with Personnel who receive Confidential Information on Disclosing Party request.</text:p>
      <text:p text:style-name="P9">(iv)<text:tab/>Breach of Receiving Party obligations by Receiving Party Personnel or Receiving Party Advisers will be deemed breach of this agreement by Receiving Party itself.</text:p>
      <text:p text:style-name="P7">5.<text:tab/><text:span text:style-name="T1">Clarifications</text:span>.</text:p>
      <text:p text:style-name="P8">(a)<text:tab/><text:span text:style-name="T1">No Obligation to Disclose</text:span>. No terms of this agreement obligate Disclosing Party to disclose any Confidential Information.</text:p>
      <text:p text:style-name="P8">(b)<text:tab/><text:span text:style-name="T1">No Obligation to Do Business</text:span>. No terms of this agreement obligate either party to enter any business relationship or agreement, related to the Purpose or otherwise.</text:p>
      <text:p text:style-name="P8">(c)<text:tab/><text:span text:style-name="T1">No License</text:span>. No terms of this agreement grant any license for any patent, trademark, copyright, or other intellectual property.</text:p>
      <text:p text:style-name="P8">(d)<text:tab/><text:span text:style-name="T1">No Warranty</text:span>. Disclosing Party makes no warranty that Confidential Information will be complete or accurate.</text:p>
      <text:p text:style-name="P7">6.<text:tab/><text:span text:style-name="T1">Defend Trade Secrets Act Notice</text:span>. If this agreement is governed by United States law:</text:p>
      <text:p text:style-name="P8">(a)<text:tab/>An individual shall not be held criminally or civilly liable under any Federal or State trade secret law for the disclosure of a trade secret that:</text:p>
      <text:p text:style-name="P9">(i)<text:tab/>is made:</text:p>
      <text:p text:style-name="P10">(A)<text:tab/>in confidence to a Federal, State, or local government official, either directly or indirectly, or to an attorney; and</text:p>
      <text:p text:style-name="P10">(B)<text:tab/>solely for the purpose of reporting or investigating a suspected violation of law; or</text:p>
      <text:p text:style-name="P9">(ii)<text:tab/>is made in a complaint or other document filed in a lawsuit or other proceeding, if such filing is made under seal.</text:p>
      <text:p text:style-name="P8">(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9"><text:soft-page-break/>(i)<text:tab/>files any document containing the trade secret under seal; and</text:p>
      <text:p text:style-name="P9">(ii)<text:tab/>does not disclose the trade secret, except pursuant to court order.</text:p>
      <text:p text:style-name="P7">7.<text:tab/><text:span text:style-name="T1">Term</text:span>.</text:p>
      <text:p text:style-name="P8">(a)<text:tab/><text:span text:style-name="T1">Expiration</text:span>. This agreement will terminate automatically after the term on the accompanying standard form certificate, or if none is specified, on the first anniversary of the date of this agreement.</text:p>
      <text:p text:style-name="P8">(b)<text:tab/><text:span text:style-name="T1">Termination by Notice</text:span>. Either party may terminate this agreement early by thirty calendar days' prior written notice to the other party.</text:p>
      <text:p text:style-name="P8">(c)<text:tab/><text:span text:style-name="T1">Survival</text:span>. Obligations under <text:span text:style-name="T2">Section 4</text:span> (Confidentiality Obligations) for Confidential Information disclosed during the term survive the term of this agreement as follows: </text:p>
      <text:p text:style-name="P9">(i)<text:tab/>Obligations for Confidential Information that Receiving Party knew or reasonably should have known constituted a trade secret survive as long as the Confidential Information remains a trade secret.</text:p>
      <text:p text:style-name="P9">(ii)<text:tab/>Obligations for other Confidential Information survive for five calendar years from the date of termination.</text:p>
      <text:p text:style-name="P7">8.<text:tab/><text:span text:style-name="T1">General Contract Terms</text:span>.</text:p>
      <text:p text:style-name="P8">(a)<text:tab/><text:span text:style-name="T1">No Assignment or Delegation</text:span>. Neither party may assign any right or delegate any obligation under this agreement, voluntarily or by operation of law, without the prior, signed, written consent of the other party. Any attempt to assign or delegate without consent will have no legal effect.</text:p>
      <text:p text:style-name="P8">(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any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8">(c)<text:tab/><text:span text:style-name="T1">Legal Relationship</text:span>. The parties to this agreement remain independent contractors. This agreement does not create any partnership, joint venture, agency, or similar relationship between the parties.</text:p>
      <text:p text:style-name="P8">(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8">(e)<text:tab/><text:span text:style-name="T1">Notices</text:span><text:bookmark-end text:name="__DdeLink__422_515978170"/>. The parties shall send every notice, demand, consent, request, or other communication required or allowed by this agreement:</text:p>
      <text:p text:style-name="P9">(i)<text:tab/>by e-mail to the address the other party provided with their signature; or</text:p>
      <text:p text:style-name="P9">(ii)<text:tab/>by overnight courier, with signature required for delivery, to the address the other party provided with their signature.</text:p>
      <text:p text:style-name="P8">(f)<text:tab/><text:span text:style-name="T1">Change of Address</text:span>. Either party may change its e-mail or postal address for later communications by giving notice of a new address.</text:p>
      <text:p text:style-name="P8">(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8">(h)<text:tab/><text:span text:style-name="T1">No Third-Party Enforcement</text:span>. Only the parties may enforce rights under this agreement.</text:p>
      <text:p text:style-name="P8">(i)<text:tab/><text:span text:style-name="T1">Entire Agreement</text:span>. The parties intend the terms of this agreement as the final, complete, and only expression of their agreement about protection of Confidential Information exchanged to advance the Purpose.</text:p>
      <text:p text:style-name="P8">(j)<text:tab/><text:span text:style-name="T1">Signature</text:span>. A written or electronically signed copy of this agreement delivered by e-mail or other electronic means has the same legal effect as delivering a printed and signed original.</text:p>
      <text:p text:style-name="P11"><text:soft-page-break/>[Signature pages follow.]</text:p>
      <text:p text:style-name="P11">The parties agree to this nondisclosure agreement on the dates by their signatures.</text:p>
      <text:p text:style-name="P12"><text:span text:style-name="T1">First Party</text:span></text:p>
      <text:p text:style-name="P13">Legal Name:<text:tab/>________________________________________<text:line-break/>[Write the legal name of the party proposing the agreement, like “Super Software, Inc.” or “John A. Smith”.]</text:p>
      <text:p text:style-name="P13">Legal Type:<text:tab/>________________________________________<text:line-break/>[Write the company’s jurisdiction and legal form, like “Delaware corporation” or “New York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p text:style-name="P15">The parties agree to this nondisclosure agreement on the dates by their signatures.</text:p>
      <text:p text:style-name="P12"><text:span text:style-name="T1">Second Party</text:span></text:p>
      <text:p text:style-name="P14">Legal Name:<text:tab/>_______________________________________<text:line-break/>[Write the legal name of the party receiving the agreement proposal, like “Quick Welding LLC” or “Jane B. Doe”.]</text:p>
      <text:p text:style-name="P13">Legal Type:<text:tab/>________________________________________<text:line-break/>[Write the company’s jurisdiction and legal form, like “Delaware corporation” or “Texas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section text:style-name="Sect1" text:name="TextSection">
        <text:p text:style-name="P1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style:contextual-spacing="false" fo:line-height="100%" fo:text-align="justify" style:justify-single-word="false" fo:orphans="2" fo:widows="2" style:punctuation-wrap="simple" style:writing-mode="lr-tb"/>
      <style:text-properties fo:color="#00000a" loext:opacity="10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27in" style:contextual-spacing="false" fo:line-height="100%" fo:text-align="justify" style:justify-single-word="false"/>
      <style:text-properties fo:color="#00000a" loext:opacity="100%"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Arrowhead_20_List" style:display-name="Arrowhea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lock_20_Text" style:display-name="Block Text" style:family="paragraph" style:default-outline-level="">
      <style:paragraph-properties fo:margin-left="1in" fo:margin-right="1in" fo:margin-top="0in" fo:margin-bottom="0.0835in" style:contextual-spacing="false" fo:text-align="start" style:justify-single-word="false" fo:orphans="0" fo:widows="0" fo:text-indent="0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Box_20_List" style:display-name="Box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ullet_20_List" style:display-name="Bulle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Chapter_20_Heading" style:display-name="Chapter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style:contextual-spacing="false" fo:text-align="center" style:justify-single-word="false" fo:orphans="0" fo:widows="0" style:punctuation-wrap="simple" style:writing-mode="lr-tb"/>
      <style:text-properties style:use-window-font-color="true" loext:opacity="0%" style:font-name="Arial1" fo:font-family="Arial" style:font-family-generic="roman" style:font-pitch="variable" fo:font-size="16pt" fo:language="en" fo:country="US" fo:font-weight="bold" style:letter-kerning="true" style:font-name-asian="Noto Sans CJK SC Regular" style:font-family-asian="'Noto Sans CJK SC Regular'"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Dashed_20_List" style:display-name="Dash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Diamond_20_List" style:display-name="Diamo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Heart_20_List" style:display-name="Hear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Implies_20_List" style:display-name="Implies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Lower_20_Case_20_List" style:display-name="Lower Case List" style:family="paragraph" style:default-outline-level="">
      <style:paragraph-properties fo:margin-left="0.5in" fo:margin-right="0in" fo:margin-top="0in" fo:margin-bottom="0in" style:contextual-spacing="false" fo:text-align="start" style:justify-single-word="false" fo:orphans="0" fo:widows="0" fo:text-indent="-0.2992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Plain_20_Text" style:display-name="Plain Text" style:family="paragraph" style:default-outline-level="">
      <style:paragraph-properties fo:margin-top="0in" fo:margin-bottom="0in" style:contextual-spacing="false" fo:text-align="start" style:justify-single-word="false" fo:orphans="0" fo:widows="0" style:punctuation-wrap="simple" style:writing-mode="lr-tb"/>
      <style:text-properties style:use-window-font-color="true" loext:opacity="0%" style:font-name="Courier New" fo:font-family="'Courier New'"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ection_20_Heading" style:display-name="Section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quare_20_List" style:display-name="Squar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Star_20_List" style:display-name="Star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ick_20_List" style:display-name="Tick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riangle_20_List" style:display-name="Triangl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MT1" style:family="text">
      <style:text-properties fo:color="#00000a" loext:opacity="100%"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63in" fo:margin-left="0in" fo:margin-right="0in" fo:margin-top="0.3165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yle Mitchell</meta:initial-creator>
    <dc:language>en-US</dc:language>
    <dc:creator>Kyle Mitchell</dc:creator>
    <dc:date>2019-07-24T20:31:17</dc:date>
    <meta:editing-cycles>25</meta:editing-cycles>
    <meta:editing-duration>PT19M</meta:editing-duration>
    <meta:generator>LibreOffice/7.0.4.2$Linux_X86_64 LibreOffice_project/00$Build-2</meta:generator>
    <meta:document-statistic meta:table-count="0" meta:image-count="0" meta:object-count="0" meta:page-count="6" meta:paragraph-count="103" meta:word-count="1968" meta:character-count="14338" meta:non-whitespace-character-count="12469"/>
  </office:meta>
</office:document-meta>
</file>